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b48f" officeooo:paragraph-rsid="001fb48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b48f" officeooo:paragraph-rsid="001fb48f" style:font-weight-asian="normal" style:font-weight-complex="normal"/>
    </style:style>
    <style:style style:name="T1" style:family="text">
      <style:text-properties officeooo:rsid="0020b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Maj</text:p>
      <text:p text:style-name="P1"/>
      <text:p text:style-name="P2">mødes og diskutere start af projekt</text:p>
      <text:p text:style-name="P2">Forventningsafstemning</text:p>
      <text:p text:style-name="P2"/>
      <text:p text:style-name="P2">opsætning af diverse værktøjer:</text:p>
      <text:p text:style-name="P2"><text:tab/>Trello</text:p>
      <text:p text:style-name="P2"><text:tab/>Google Calendar</text:p>
      <text:p text:style-name="P2"><text:tab/><text:tab/>- Gennemgåelse af vigtige Datoer</text:p>
      <text:p text:style-name="P2"><text:tab/>Github</text:p>
      <text:p text:style-name="P2"><text:tab/><text:tab/>- Snak omkring struktur af github repo</text:p>
      <text:p text:style-name="P2"><text:tab/>Discord</text:p>
      <text:p text:style-name="P2"/>
      <text:p text:style-name="P2">Planlægning og gennemgående opsætning af Trello:</text:p>
      <text:p text:style-name="P2"><text:tab/>* Gennemgåelse af opgave beskrivelse</text:p>
      <text:p text:style-name="P2"><text:tab/>* Snak omkring github processer</text:p>
      <text:p text:style-name="P2"><text:tab/>* <text:span text:style-name="T1">skrevet projektkrav og formaliteter ned</text:span></text:p>
      <text:p text:style-name="P2"><text:tab/>* <text:span text:style-name="T1">Skrevet en checkliste/processliste for daily standup og gruppevejledning</text:span></text:p>
      <text:p text:style-name="P2"><text:tab/>* <text:span text:style-name="T1">noteret hvad der er blokeret for at kunne starte vores planlægning af design og arkitektur<text:tab/></text:span></text:p>
      <text:p text:style-name="P2"><text:tab/>* <text:span text:style-name="T1">uploadet startk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1:48:46.245363140</meta:creation-date>
    <dc:date>2022-05-02T12:26:58.290368863</dc:date>
    <meta:editing-duration>PT28M2S</meta:editing-duration>
    <meta:editing-cycles>1</meta:editing-cycles>
    <meta:document-statistic meta:table-count="0" meta:image-count="0" meta:object-count="0" meta:page-count="1" meta:paragraph-count="17" meta:word-count="80" meta:character-count="555" meta:non-whitespace-character-count="477"/>
    <meta:generator>LibreOffice/6.4.7.2$Linux_X86_64 LibreOffice_project/40$Build-2</meta:generator>
  </office:meta>
</office:document-meta>
</file>